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000000100B6474BC365CD3726.png" manifest:media-type="image/png"/>
  <manifest:file-entry manifest:full-path="Pictures/100000010000010100000101B208FBED95220918.png" manifest:media-type="image/png"/>
  <manifest:file-entry manifest:full-path="Pictures/1000032100001A9000001A9065C22265154C7433.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ato1" svg:font-family="Lato" style:font-adornments="Hairlin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style:font-name="arial" officeooo:rsid="0016a2ba" officeooo:paragraph-rsid="0016a2ba"/>
    </style:style>
    <style:style style:name="P2" style:family="paragraph" style:parent-style-name="Standard">
      <style:text-properties style:font-name="arial" fo:font-size="9pt" officeooo:rsid="003c29ce" officeooo:paragraph-rsid="004decee" style:font-size-asian="7.84999990463257pt" style:font-size-complex="9pt"/>
    </style:style>
    <style:style style:name="P3" style:family="paragraph" style:parent-style-name="Standard">
      <style:text-properties style:font-name="arial" fo:font-size="9pt" officeooo:rsid="003c29ce" officeooo:paragraph-rsid="02033531" style:font-size-asian="7.84999990463257pt" style:font-size-complex="9pt"/>
    </style:style>
    <style:style style:name="P4" style:family="paragraph" style:parent-style-name="Header">
      <style:paragraph-properties fo:text-align="center" style:justify-single-word="false"/>
      <style:text-properties officeooo:paragraph-rsid="0016a2ba"/>
    </style:style>
    <style:style style:name="P5" style:family="paragraph" style:parent-style-name="Standard">
      <style:text-properties style:font-name="Lato" officeooo:rsid="00358a45" officeooo:paragraph-rsid="003e22b7"/>
    </style:style>
    <style:style style:name="P6" style:family="paragraph" style:parent-style-name="Standard">
      <style:text-properties style:font-name="Lato" fo:font-size="3pt" fo:font-weight="bold" officeooo:rsid="00378edd" officeooo:paragraph-rsid="003e22b7" style:font-size-asian="2.59999990463257pt" style:font-weight-asian="bold" style:font-size-complex="3pt" style:font-weight-complex="bold"/>
    </style:style>
    <style:style style:name="P7" style:family="paragraph" style:parent-style-name="Standard">
      <style:text-properties style:font-name="Lato" fo:font-size="3pt" fo:font-weight="bold" officeooo:rsid="00378edd" officeooo:paragraph-rsid="005ebd31" style:font-size-asian="2.59999990463257pt" style:font-weight-asian="bold" style:font-size-complex="3pt" style:font-weight-complex="bold"/>
    </style:style>
    <style:style style:name="P8" style:family="paragraph" style:parent-style-name="Standard">
      <style:text-properties style:font-name="Lato" fo:font-size="3pt" fo:font-weight="bold" officeooo:rsid="00a24cc5" officeooo:paragraph-rsid="00a24cc5" style:font-size-asian="2.59999990463257pt" style:font-weight-asian="bold" style:font-size-complex="3pt" style:font-weight-complex="bold"/>
    </style:style>
    <style:style style:name="P9" style:family="paragraph" style:parent-style-name="Standard">
      <style:text-properties style:font-name="Lato" fo:font-size="3pt" officeooo:rsid="003c29ce" officeooo:paragraph-rsid="0061051a" style:font-size-asian="2.59999990463257pt" style:font-size-complex="3pt"/>
    </style:style>
    <style:style style:name="P10" style:family="paragraph" style:parent-style-name="Standard">
      <style:text-properties style:font-name="Lato" fo:font-size="3pt" officeooo:rsid="003c29ce" officeooo:paragraph-rsid="00797e57" style:font-size-asian="2.59999990463257pt" style:font-size-complex="3pt"/>
    </style:style>
    <style:style style:name="P11" style:family="paragraph" style:parent-style-name="Standard">
      <style:text-properties style:font-name="Lato" fo:font-size="3pt" officeooo:rsid="003c29ce" officeooo:paragraph-rsid="011a34aa" style:font-size-asian="2.59999990463257pt" style:font-size-complex="3pt"/>
    </style:style>
    <style:style style:name="P12" style:family="paragraph" style:parent-style-name="Standard">
      <style:text-properties style:font-name="Lato" fo:font-size="3pt" officeooo:rsid="0031ce3e" officeooo:paragraph-rsid="0031ce3e" style:font-size-asian="2.59999990463257pt" style:font-size-complex="3pt"/>
    </style:style>
    <style:style style:name="P13" style:family="paragraph" style:parent-style-name="Standard">
      <style:text-properties style:font-name="Lato" officeooo:rsid="00377cb6" officeooo:paragraph-rsid="003e22b7"/>
    </style:style>
    <style:style style:name="P14" style:family="paragraph" style:parent-style-name="Standard">
      <style:text-properties style:font-name="Lato" officeooo:rsid="00377cb6" officeooo:paragraph-rsid="00a4c2d8"/>
    </style:style>
    <style:style style:name="P15" style:family="paragraph" style:parent-style-name="Standard">
      <style:text-properties style:font-name="Lato" fo:font-size="2pt" officeooo:rsid="00358a45" officeooo:paragraph-rsid="003e22b7" style:font-size-asian="1.75pt" style:font-size-complex="2pt"/>
    </style:style>
    <style:style style:name="P16" style:family="paragraph" style:parent-style-name="Standard">
      <style:text-properties style:font-name="Lato" fo:font-size="2pt" officeooo:rsid="003e9c51" officeooo:paragraph-rsid="003e9c51" style:font-size-asian="1.75pt" style:font-size-complex="2pt"/>
    </style:style>
    <style:style style:name="P17" style:family="paragraph" style:parent-style-name="Standard">
      <style:text-properties style:font-name="Lato" fo:font-size="2pt" officeooo:rsid="003c29ce" officeooo:paragraph-rsid="00661028" style:font-size-asian="1.75pt" style:font-size-complex="2pt"/>
    </style:style>
    <style:style style:name="P18" style:family="paragraph" style:parent-style-name="Standard">
      <style:text-properties style:font-name="Lato" fo:font-size="2pt" officeooo:rsid="003c29ce" officeooo:paragraph-rsid="00797e57" style:font-size-asian="1.75pt" style:font-size-complex="2pt"/>
    </style:style>
    <style:style style:name="P19" style:family="paragraph" style:parent-style-name="Standard">
      <style:text-properties style:font-name="Lato" fo:font-size="2pt" officeooo:rsid="003c29ce" officeooo:paragraph-rsid="007dc157" style:font-size-asian="1.75pt" style:font-size-complex="2pt"/>
    </style:style>
    <style:style style:name="P20" style:family="paragraph" style:parent-style-name="Standard">
      <style:text-properties style:font-name="Lato" fo:font-size="2pt" officeooo:rsid="003c29ce" officeooo:paragraph-rsid="011a34aa" style:font-size-asian="1.75pt" style:font-size-complex="2pt"/>
    </style:style>
    <style:style style:name="P21" style:family="paragraph" style:parent-style-name="Standard">
      <style:text-properties style:font-name="Lato" fo:font-size="2pt" officeooo:rsid="003c29ce" officeooo:paragraph-rsid="0118fad0" style:font-size-asian="1.75pt" style:font-size-complex="2pt"/>
    </style:style>
    <style:style style:name="P22" style:family="paragraph" style:parent-style-name="Standard">
      <style:text-properties style:font-name="Lato" fo:font-size="2pt" officeooo:rsid="0015206f" officeooo:paragraph-rsid="0015206f" style:font-size-asian="1.75pt" style:font-size-complex="2pt"/>
    </style:style>
    <style:style style:name="P23" style:family="paragraph" style:parent-style-name="Standard">
      <style:text-properties style:font-name="Lato" fo:font-size="2pt" officeooo:rsid="00a4c2d8" officeooo:paragraph-rsid="00a4c2d8" style:font-size-asian="1.75pt" style:font-size-complex="2pt"/>
    </style:style>
    <style:style style:name="P24" style:family="paragraph" style:parent-style-name="Standard">
      <style:paragraph-properties fo:margin-top="0cm" fo:margin-bottom="0cm" style:contextual-spacing="false"/>
      <style:text-properties style:font-name="Lato" fo:font-size="2pt" officeooo:paragraph-rsid="003d8ccd" style:font-size-asian="1.75pt" style:font-size-complex="2pt"/>
    </style:style>
    <style:style style:name="P25" style:family="paragraph" style:parent-style-name="Standard">
      <style:paragraph-properties fo:margin-top="0cm" fo:margin-bottom="0cm" style:contextual-spacing="false"/>
      <style:text-properties style:font-name="Lato" fo:font-size="2pt" officeooo:rsid="003c29ce" officeooo:paragraph-rsid="003d8ccd" style:font-size-asian="2pt" style:font-size-complex="2pt"/>
    </style:style>
    <style:style style:name="P26" style:family="paragraph" style:parent-style-name="Standard">
      <style:paragraph-properties fo:margin-top="0cm" fo:margin-bottom="0cm" style:contextual-spacing="false"/>
      <style:text-properties style:font-name="Lato" fo:font-size="2pt" officeooo:rsid="003c29ce" officeooo:paragraph-rsid="01444097" style:font-size-asian="2pt" style:font-size-complex="2pt"/>
    </style:style>
    <style:style style:name="P27" style:family="paragraph" style:parent-style-name="Standard">
      <style:paragraph-properties fo:margin-top="0cm" fo:margin-bottom="0cm" style:contextual-spacing="false"/>
      <style:text-properties style:font-name="Lato" fo:font-size="2pt" officeooo:rsid="003c29ce" officeooo:paragraph-rsid="0144ba0b" style:font-size-asian="2pt" style:font-size-complex="2pt"/>
    </style:style>
    <style:style style:name="P28" style:family="paragraph" style:parent-style-name="Standard">
      <style:paragraph-properties fo:margin-top="0cm" fo:margin-bottom="0cm" style:contextual-spacing="false"/>
      <style:text-properties style:font-name="Lato" fo:font-size="2pt" officeooo:rsid="003c29ce" officeooo:paragraph-rsid="014613eb" style:font-size-asian="2pt" style:font-size-complex="2pt"/>
    </style:style>
    <style:style style:name="P29" style:family="paragraph" style:parent-style-name="Standard">
      <style:paragraph-properties fo:margin-top="0cm" fo:margin-bottom="0cm" style:contextual-spacing="false"/>
      <style:text-properties style:font-name="Lato" fo:font-size="2pt" officeooo:rsid="003c29ce" officeooo:paragraph-rsid="017c19e2" style:font-size-asian="2pt" style:font-size-complex="2pt"/>
    </style:style>
    <style:style style:name="P30" style:family="paragraph" style:parent-style-name="Standard">
      <style:text-properties style:font-name="Lato" fo:font-size="8pt" officeooo:rsid="003c29ce" officeooo:paragraph-rsid="00628606" style:font-size-asian="8pt" style:font-size-complex="8pt"/>
    </style:style>
    <style:style style:name="P31" style:family="paragraph" style:parent-style-name="Standard">
      <style:text-properties style:font-name="Lato" fo:font-size="8pt" officeooo:rsid="003c29ce" officeooo:paragraph-rsid="00661028" style:font-size-asian="8pt" style:font-size-complex="8pt"/>
    </style:style>
    <style:style style:name="P32" style:family="paragraph" style:parent-style-name="Standard">
      <style:text-properties style:font-name="Lato" fo:font-size="14pt" fo:font-weight="bold" officeooo:rsid="00378edd" officeooo:paragraph-rsid="006e438a" style:font-size-asian="14pt" style:font-weight-asian="bold" style:font-size-complex="14pt" style:font-weight-complex="bold"/>
    </style:style>
    <style:style style:name="P33" style:family="paragraph" style:parent-style-name="Standard">
      <style:text-properties style:font-name="Lato" fo:font-size="14pt" fo:font-weight="bold" officeooo:rsid="00378edd" officeooo:paragraph-rsid="00a24cc5" style:font-size-asian="14pt" style:font-weight-asian="bold" style:font-size-complex="14pt" style:font-weight-complex="bold"/>
    </style:style>
    <style:style style:name="P34" style:family="paragraph" style:parent-style-name="Standard">
      <style:text-properties style:font-name="Lato" fo:font-size="14pt" fo:font-weight="bold" officeooo:rsid="00a24cc5" officeooo:paragraph-rsid="00a24cc5" style:font-size-asian="14pt" style:font-weight-asian="bold" style:font-size-complex="14pt" style:font-weight-complex="bold"/>
    </style:style>
    <style:style style:name="P35" style:family="paragraph" style:parent-style-name="Standard">
      <style:text-properties style:font-name="Lato" fo:font-size="12pt" officeooo:rsid="003c29ce" officeooo:paragraph-rsid="00797e57" style:font-size-asian="12pt" style:font-size-complex="12pt"/>
    </style:style>
    <style:style style:name="P36" style:family="paragraph" style:parent-style-name="Standard">
      <style:text-properties style:font-name="Lato" fo:font-size="12pt" officeooo:rsid="003c29ce" officeooo:paragraph-rsid="0080293f" style:font-size-asian="12pt" style:font-size-complex="12pt"/>
    </style:style>
    <style:style style:name="P37" style:family="paragraph" style:parent-style-name="Standard">
      <style:text-properties style:font-name="Lato" fo:font-size="12pt" officeooo:rsid="003c29ce" officeooo:paragraph-rsid="0118fad0" style:font-size-asian="12pt" style:font-size-complex="12pt"/>
    </style:style>
    <style:style style:name="P38" style:family="paragraph" style:parent-style-name="Standard">
      <style:text-properties style:font-name="Lato" fo:font-size="12pt" officeooo:rsid="00b11830" officeooo:paragraph-rsid="011a34aa" style:font-size-asian="12pt" style:font-size-complex="12pt"/>
    </style:style>
    <style:style style:name="P39" style:family="paragraph" style:parent-style-name="Standard">
      <style:text-properties style:font-name="Lato" fo:font-size="9pt" officeooo:rsid="00344ed4" officeooo:paragraph-rsid="00377cb6" style:font-size-asian="9pt" style:font-size-complex="9pt"/>
    </style:style>
    <style:style style:name="P40" style:family="paragraph" style:parent-style-name="Standard">
      <style:text-properties style:font-name="Lato" fo:font-size="9pt" officeooo:rsid="00344ed4" officeooo:paragraph-rsid="00a4c2d8" style:font-size-asian="9pt" style:font-size-complex="9pt"/>
    </style:style>
    <style:style style:name="P41" style:family="paragraph" style:parent-style-name="Standard">
      <style:text-properties style:font-name="Lato" fo:font-size="9pt" officeooo:rsid="003c29ce" officeooo:paragraph-rsid="011a34aa" style:font-size-asian="9pt" style:font-size-complex="9pt"/>
    </style:style>
    <style:style style:name="P42" style:family="paragraph" style:parent-style-name="Standard">
      <style:text-properties style:font-name="Lato" officeooo:rsid="003c29ce" officeooo:paragraph-rsid="0118fad0"/>
    </style:style>
    <style:style style:name="P43" style:family="paragraph" style:parent-style-name="Standard">
      <style:text-properties style:font-name="Lato" fo:font-size="10pt" officeooo:rsid="00aa7227" officeooo:paragraph-rsid="00aa7227" style:font-size-asian="10pt" style:font-size-complex="10pt"/>
    </style:style>
    <style:style style:name="P44" style:family="paragraph" style:parent-style-name="Standard">
      <style:text-properties style:font-name="Lato" fo:font-size="10pt" fo:font-weight="bold" officeooo:rsid="00a4c2d8" officeooo:paragraph-rsid="00a4c2d8" style:font-size-asian="10pt" style:font-weight-asian="bold" style:font-size-complex="10pt" style:font-weight-complex="bold"/>
    </style:style>
    <style:style style:name="P45" style:family="paragraph" style:parent-style-name="Standard" style:list-style-name="L1">
      <style:paragraph-properties fo:margin-top="0cm" fo:margin-bottom="0cm" style:contextual-spacing="false"/>
      <style:text-properties officeooo:paragraph-rsid="003d8ccd"/>
    </style:style>
    <style:style style:name="P46" style:family="paragraph" style:parent-style-name="Standard" style:list-style-name="L1">
      <style:paragraph-properties fo:margin-top="0cm" fo:margin-bottom="0cm" style:contextual-spacing="false"/>
      <style:text-properties officeooo:paragraph-rsid="017c19e2"/>
    </style:style>
    <style:style style:name="P47" style:family="paragraph" style:parent-style-name="Standard" style:list-style-name="L1">
      <style:paragraph-properties fo:margin-top="0cm" fo:margin-bottom="0cm" style:contextual-spacing="false"/>
      <style:text-properties officeooo:paragraph-rsid="01ecba06"/>
    </style:style>
    <style:style style:name="P48" style:family="paragraph" style:parent-style-name="Standard" style:list-style-name="L1">
      <style:paragraph-properties fo:margin-top="0cm" fo:margin-bottom="0cm" style:contextual-spacing="false"/>
      <style:text-properties officeooo:paragraph-rsid="017ff778"/>
    </style:style>
    <style:style style:name="P49" style:family="paragraph" style:parent-style-name="Standard" style:list-style-name="L1">
      <style:paragraph-properties fo:margin-top="0cm" fo:margin-bottom="0cm" style:contextual-spacing="false"/>
      <style:text-properties officeooo:paragraph-rsid="01ef92f0"/>
    </style:style>
    <style:style style:name="P50" style:family="paragraph" style:parent-style-name="Standard" style:list-style-name="L1">
      <style:paragraph-properties fo:margin-top="0cm" fo:margin-bottom="0cm" style:contextual-spacing="false"/>
      <style:text-properties officeooo:paragraph-rsid="01a5955c"/>
    </style:style>
    <style:style style:name="P51" style:family="paragraph" style:parent-style-name="Standard" style:list-style-name="L1">
      <style:paragraph-properties fo:margin-top="0cm" fo:margin-bottom="0cm" style:contextual-spacing="false"/>
      <style:text-properties officeooo:paragraph-rsid="019a1937"/>
    </style:style>
    <style:style style:name="P52" style:family="paragraph" style:parent-style-name="Standard" style:list-style-name="L1">
      <style:paragraph-properties fo:margin-top="0cm" fo:margin-bottom="0cm" style:contextual-spacing="false"/>
      <style:text-properties style:font-name="Lato" fo:font-size="9pt" officeooo:rsid="003c29ce" officeooo:paragraph-rsid="003d8ccd" style:font-size-asian="9pt" style:font-size-complex="9pt"/>
    </style:style>
    <style:style style:name="P53" style:family="paragraph" style:parent-style-name="Standard" style:list-style-name="L1">
      <style:paragraph-properties fo:margin-top="0cm" fo:margin-bottom="0cm" style:contextual-spacing="false"/>
      <style:text-properties style:font-name="Lato" fo:font-size="9pt" officeooo:rsid="003c29ce" officeooo:paragraph-rsid="016d47d9" style:font-size-asian="9pt" style:font-size-complex="9pt"/>
    </style:style>
    <style:style style:name="P54" style:family="paragraph" style:parent-style-name="Standard" style:list-style-name="L1">
      <style:paragraph-properties fo:margin-top="0cm" fo:margin-bottom="0cm" style:contextual-spacing="false"/>
      <style:text-properties style:font-name="Lato" fo:font-size="9pt" officeooo:rsid="003c29ce" officeooo:paragraph-rsid="014c9cd9" style:font-size-asian="9pt" style:font-size-complex="9pt"/>
    </style:style>
    <style:style style:name="P55" style:family="paragraph" style:parent-style-name="Standard">
      <style:text-properties style:font-name="Lato" fo:font-size="14pt" fo:font-weight="bold" officeooo:rsid="00378edd" officeooo:paragraph-rsid="005ebd31" style:font-size-asian="14pt" style:font-weight-asian="bold" style:font-size-complex="14pt" style:font-weight-complex="bold"/>
    </style:style>
    <style:style style:name="P56" style:family="paragraph" style:parent-style-name="Standard">
      <style:text-properties style:font-name="Lato" fo:font-size="2pt" officeooo:rsid="00377cb6" officeooo:paragraph-rsid="00676008" style:font-size-asian="2pt" style:font-size-complex="2pt"/>
    </style:style>
    <style:style style:name="P57" style:family="paragraph" style:parent-style-name="Standard" style:list-style-name="L1">
      <style:text-properties style:font-name="Lato" fo:font-size="8pt" officeooo:rsid="003c29ce" officeooo:paragraph-rsid="0061051a" style:font-size-asian="8pt" style:font-size-complex="8pt"/>
    </style:style>
    <style:style style:name="P58" style:family="paragraph" style:parent-style-name="Standard" style:list-style-name="L1">
      <style:text-properties style:font-name="Lato" fo:font-size="8pt" officeooo:rsid="003c29ce" officeooo:paragraph-rsid="00610a41" style:font-size-asian="8pt" style:font-size-complex="8pt"/>
    </style:style>
    <style:style style:name="P59" style:family="paragraph" style:parent-style-name="Standard" style:list-style-name="L1">
      <style:text-properties style:font-name="Lato" fo:font-size="8pt" officeooo:rsid="003c29ce" officeooo:paragraph-rsid="007dc157" style:font-size-asian="8pt" style:font-size-complex="8pt"/>
    </style:style>
    <style:style style:name="P60" style:family="paragraph" style:parent-style-name="Standard" style:list-style-name="L1">
      <style:text-properties style:font-name="Lato" officeooo:rsid="003c29ce" officeooo:paragraph-rsid="00718eb5"/>
    </style:style>
    <style:style style:name="P61" style:family="paragraph" style:parent-style-name="Standard" style:list-style-name="L1">
      <style:paragraph-properties fo:margin-top="0cm" fo:margin-bottom="0cm" style:contextual-spacing="false"/>
      <style:text-properties officeooo:rsid="01a3c705" officeooo:paragraph-rsid="01a3c705"/>
    </style:style>
    <style:style style:name="P62" style:family="paragraph" style:parent-style-name="Standard" style:list-style-name="L1">
      <style:paragraph-properties fo:margin-top="0cm" fo:margin-bottom="0cm" style:contextual-spacing="false"/>
      <style:text-properties officeooo:rsid="01f288dd" officeooo:paragraph-rsid="01f700fb"/>
    </style:style>
    <style:style style:name="P63" style:family="paragraph" style:parent-style-name="Standard">
      <style:text-properties style:font-name="arial" fo:font-size="9pt" officeooo:rsid="003c29ce" officeooo:paragraph-rsid="020263d6" style:font-size-asian="9pt" style:font-size-complex="9pt"/>
    </style:style>
    <style:style style:name="T1" style:family="text">
      <style:text-properties style:font-name="Lato" fo:font-size="18pt" style:font-size-asian="18pt" style:font-size-complex="18pt"/>
    </style:style>
    <style:style style:name="T2" style:family="text">
      <style:text-properties style:font-name="Lato" fo:font-size="18pt" officeooo:rsid="002ba26b" style:font-size-asian="18pt" style:font-size-complex="18pt"/>
    </style:style>
    <style:style style:name="T3" style:family="text">
      <style:text-properties style:font-name="Lato" fo:font-size="18pt" fo:font-style="italic" style:font-size-asian="18pt" style:font-style-asian="italic" style:font-size-complex="18pt" style:font-style-complex="italic"/>
    </style:style>
    <style:style style:name="T4" style:family="text">
      <style:text-properties style:font-name="Lato" fo:font-size="8.39999961853027pt" style:text-underline-style="none" officeooo:rsid="0016a2ba" style:font-size-asian="8.39999961853027pt" style:font-size-complex="8.39999961853027pt"/>
    </style:style>
    <style:style style:name="T5" style:family="text">
      <style:text-properties style:font-name="Lato" fo:font-size="8.39999961853027pt" style:text-underline-style="none" officeooo:rsid="00177738" style:font-size-asian="8.39999961853027pt" style:font-size-complex="8.39999961853027pt"/>
    </style:style>
    <style:style style:name="T6" style:family="text">
      <style:text-properties style:font-name="Lato" fo:font-size="8.39999961853027pt" style:text-underline-style="none" officeooo:rsid="01354adb" style:font-size-asian="8.39999961853027pt" style:font-size-complex="8.39999961853027pt"/>
    </style:style>
    <style:style style:name="T7" style:family="text">
      <style:text-properties style:font-name="Lato" fo:font-size="8.39999961853027pt" style:text-underline-style="solid" style:text-underline-width="auto" style:text-underline-color="font-color" officeooo:rsid="013bd98b" style:font-size-asian="8.39999961853027pt" style:font-size-complex="8.39999961853027pt"/>
    </style:style>
    <style:style style:name="T8" style:family="text">
      <style:text-properties style:font-name="Lato" fo:font-size="8.39999961853027pt" officeooo:rsid="00177738" style:font-size-asian="8.39999961853027pt" style:font-size-complex="8.39999961853027pt"/>
    </style:style>
    <style:style style:name="T9" style:family="text">
      <style:text-properties style:font-name="Lato" fo:font-size="8.39999961853027pt" officeooo:rsid="00193331" style:font-size-asian="8.39999961853027pt" style:font-size-complex="8.39999961853027pt"/>
    </style:style>
    <style:style style:name="T10" style:family="text">
      <style:text-properties style:font-name="Lato" fo:font-size="8.39999961853027pt" officeooo:rsid="0134c570" style:font-size-asian="8.39999961853027pt" style:font-size-complex="8.39999961853027pt"/>
    </style:style>
    <style:style style:name="T11" style:family="text">
      <style:text-properties style:font-name="Lato" fo:font-size="8.39999961853027pt" officeooo:rsid="0211f543" style:font-size-asian="8.39999961853027pt" style:font-size-complex="8.39999961853027pt"/>
    </style:style>
    <style:style style:name="T12" style:family="text">
      <style:text-properties style:font-name="Lato" fo:font-size="8.39999961853027pt" officeooo:rsid="020a721e" style:font-size-asian="8.39999961853027pt" style:font-size-complex="8.39999961853027pt"/>
    </style:style>
    <style:style style:name="T13" style:family="text">
      <style:text-properties style:font-name="Lato" fo:font-size="8.39999961853027pt" officeooo:rsid="0211458c" style:font-size-asian="8.39999961853027pt" style:font-size-complex="8.39999961853027pt"/>
    </style:style>
    <style:style style:name="T14" style:family="text">
      <style:text-properties style:font-name="Lato" fo:font-size="8.39999961853027pt" officeooo:rsid="001dd430" style:font-size-asian="8.39999961853027pt" style:font-size-complex="8.39999961853027pt"/>
    </style:style>
    <style:style style:name="T15" style:family="text">
      <style:text-properties style:font-name="Lato" fo:font-size="8.39999961853027pt" officeooo:rsid="001eceaa" style:font-size-asian="8.39999961853027pt" style:font-size-complex="8.39999961853027pt"/>
    </style:style>
    <style:style style:name="T16" style:family="text">
      <style:text-properties style:font-name="Lato" fo:font-size="8.39999961853027pt" officeooo:rsid="002474b1" style:font-size-asian="8.39999961853027pt" style:font-size-complex="8.39999961853027pt"/>
    </style:style>
    <style:style style:name="T17" style:family="text">
      <style:text-properties style:font-name="Lato" fo:font-size="9pt" style:font-size-asian="9pt" style:font-size-complex="9pt"/>
    </style:style>
    <style:style style:name="T18" style:family="text">
      <style:text-properties style:font-name="Lato" fo:font-size="9pt" officeooo:rsid="003c29ce" style:font-size-asian="9pt" style:font-size-complex="9pt"/>
    </style:style>
    <style:style style:name="T19" style:family="text">
      <style:text-properties style:font-name="Lato" fo:font-size="9pt" officeooo:rsid="00414d76" style:font-size-asian="9pt" style:font-size-complex="9pt"/>
    </style:style>
    <style:style style:name="T20" style:family="text">
      <style:text-properties style:font-name="Lato" fo:font-size="9pt" officeooo:rsid="0041dcb9" style:font-size-asian="9pt" style:font-size-complex="9pt"/>
    </style:style>
    <style:style style:name="T21" style:family="text">
      <style:text-properties style:font-name="Lato" fo:font-size="9pt" officeooo:rsid="00c07b70" style:font-size-asian="9pt" style:font-size-complex="9pt"/>
    </style:style>
    <style:style style:name="T22" style:family="text">
      <style:text-properties style:font-name="Lato" fo:font-size="9pt" officeooo:rsid="00c3a24f" style:font-size-asian="9pt" style:font-size-complex="9pt"/>
    </style:style>
    <style:style style:name="T23" style:family="text">
      <style:text-properties style:font-name="Lato" fo:font-size="9pt" officeooo:rsid="0162b9da" style:font-size-asian="9pt" style:font-size-complex="9pt"/>
    </style:style>
    <style:style style:name="T24" style:family="text">
      <style:text-properties style:font-name="Lato" fo:font-size="9pt" officeooo:rsid="016345fb" style:font-size-asian="9pt" style:font-size-complex="9pt"/>
    </style:style>
    <style:style style:name="T25" style:family="text">
      <style:text-properties style:font-name="Lato" fo:font-size="9pt" officeooo:rsid="017c19e2" style:font-size-asian="9pt" style:font-size-complex="9pt"/>
    </style:style>
    <style:style style:name="T26" style:family="text">
      <style:text-properties style:font-name="Lato" fo:font-size="9pt" officeooo:rsid="017f3c49" style:font-size-asian="9pt" style:font-size-complex="9pt"/>
    </style:style>
    <style:style style:name="T27" style:family="text">
      <style:text-properties style:font-name="Lato" fo:font-size="9pt" officeooo:rsid="0181e32d" style:font-size-asian="9pt" style:font-size-complex="9pt"/>
    </style:style>
    <style:style style:name="T28" style:family="text">
      <style:text-properties style:font-name="Lato" fo:font-size="9pt" officeooo:rsid="0183441c" style:font-size-asian="9pt" style:font-size-complex="9pt"/>
    </style:style>
    <style:style style:name="T29" style:family="text">
      <style:text-properties style:font-name="Lato" fo:font-size="9pt" officeooo:rsid="01862900" style:font-size-asian="9pt" style:font-size-complex="9pt"/>
    </style:style>
    <style:style style:name="T30" style:family="text">
      <style:text-properties style:font-name="Lato" fo:font-size="9pt" officeooo:rsid="01875846" style:font-size-asian="9pt" style:font-size-complex="9pt"/>
    </style:style>
    <style:style style:name="T31" style:family="text">
      <style:text-properties style:font-name="Lato" fo:font-size="9pt" officeooo:rsid="0188532c" style:font-size-asian="9pt" style:font-size-complex="9pt"/>
    </style:style>
    <style:style style:name="T32" style:family="text">
      <style:text-properties style:font-name="Lato" fo:font-size="9pt" officeooo:rsid="018c32db" style:font-size-asian="9pt" style:font-size-complex="9pt"/>
    </style:style>
    <style:style style:name="T33" style:family="text">
      <style:text-properties style:font-name="Lato" fo:font-size="9pt" officeooo:rsid="018c3832" style:font-size-asian="9pt" style:font-size-complex="9pt"/>
    </style:style>
    <style:style style:name="T34" style:family="text">
      <style:text-properties style:font-name="Lato" fo:font-size="9pt" officeooo:rsid="018cdf9a" style:font-size-asian="9pt" style:font-size-complex="9pt"/>
    </style:style>
    <style:style style:name="T35" style:family="text">
      <style:text-properties style:font-name="Lato" fo:font-size="9pt" officeooo:rsid="018f83b2" style:font-size-asian="9pt" style:font-size-complex="9pt"/>
    </style:style>
    <style:style style:name="T36" style:family="text">
      <style:text-properties style:font-name="Lato" fo:font-size="9pt" officeooo:rsid="01919339" style:font-size-asian="9pt" style:font-size-complex="9pt"/>
    </style:style>
    <style:style style:name="T37" style:family="text">
      <style:text-properties style:font-name="Lato" fo:font-size="9pt" officeooo:rsid="0194d6bf" style:font-size-asian="9pt" style:font-size-complex="9pt"/>
    </style:style>
    <style:style style:name="T38" style:family="text">
      <style:text-properties style:font-name="Lato" fo:font-size="9pt" officeooo:rsid="019647d1" style:font-size-asian="9pt" style:font-size-complex="9pt"/>
    </style:style>
    <style:style style:name="T39" style:family="text">
      <style:text-properties style:font-name="Lato" fo:font-size="9pt" officeooo:rsid="0196a3a3" style:font-size-asian="9pt" style:font-size-complex="9pt"/>
    </style:style>
    <style:style style:name="T40" style:family="text">
      <style:text-properties style:font-name="Lato" fo:font-size="9pt" officeooo:rsid="019a6351" style:font-size-asian="9pt" style:font-size-complex="9pt"/>
    </style:style>
    <style:style style:name="T41" style:family="text">
      <style:text-properties style:font-name="Lato" fo:font-size="9pt" officeooo:rsid="019f1952" style:font-size-asian="9pt" style:font-size-complex="9pt"/>
    </style:style>
    <style:style style:name="T42" style:family="text">
      <style:text-properties style:font-name="Lato" fo:font-size="9pt" officeooo:rsid="01a52283" style:font-size-asian="9pt" style:font-size-complex="9pt"/>
    </style:style>
    <style:style style:name="T43" style:family="text">
      <style:text-properties style:font-name="Lato" fo:font-size="9pt" officeooo:rsid="01a55481" style:font-size-asian="9pt" style:font-size-complex="9pt"/>
    </style:style>
    <style:style style:name="T44" style:family="text">
      <style:text-properties style:font-name="Lato" fo:font-size="9pt" officeooo:rsid="019a1937" style:font-size-asian="9pt" style:font-size-complex="9pt"/>
    </style:style>
    <style:style style:name="T45" style:family="text">
      <style:text-properties style:font-name="Lato" fo:font-size="9pt" officeooo:rsid="01a8e7cc" style:font-size-asian="9pt" style:font-size-complex="9pt"/>
    </style:style>
    <style:style style:name="T46" style:family="text">
      <style:text-properties style:font-name="Lato" fo:font-size="9pt" officeooo:rsid="01ac38b9" style:font-size-asian="9pt" style:font-size-complex="9pt"/>
    </style:style>
    <style:style style:name="T47" style:family="text">
      <style:text-properties style:font-name="Lato" fo:font-size="9pt" officeooo:rsid="01b48b54" style:font-size-asian="9pt" style:font-size-complex="9pt"/>
    </style:style>
    <style:style style:name="T48" style:family="text">
      <style:text-properties style:font-name="Lato" fo:font-size="9pt" officeooo:rsid="01b55037" style:font-size-asian="9pt" style:font-size-complex="9pt"/>
    </style:style>
    <style:style style:name="T49" style:family="text">
      <style:text-properties style:font-name="Lato" fo:font-size="9pt" officeooo:rsid="01b656a0" style:font-size-asian="9pt" style:font-size-complex="9pt"/>
    </style:style>
    <style:style style:name="T50" style:family="text">
      <style:text-properties style:font-name="Lato" fo:font-size="9pt" officeooo:rsid="01b70a1e" style:font-size-asian="9pt" style:font-size-complex="9pt"/>
    </style:style>
    <style:style style:name="T51" style:family="text">
      <style:text-properties style:font-name="Lato" fo:font-size="9pt" officeooo:rsid="01ba6ab7" style:font-size-asian="9pt" style:font-size-complex="9pt"/>
    </style:style>
    <style:style style:name="T52" style:family="text">
      <style:text-properties style:font-name="Lato" fo:font-size="9pt" officeooo:rsid="01cfcde7" style:font-size-asian="9pt" style:font-size-complex="9pt"/>
    </style:style>
    <style:style style:name="T53" style:family="text">
      <style:text-properties style:font-name="Lato" fo:font-size="9pt" officeooo:rsid="01d38ba9" style:font-size-asian="9pt" style:font-size-complex="9pt"/>
    </style:style>
    <style:style style:name="T54" style:family="text">
      <style:text-properties style:font-name="Lato" fo:font-size="9pt" officeooo:rsid="01d6f3f1" style:font-size-asian="9pt" style:font-size-complex="9pt"/>
    </style:style>
    <style:style style:name="T55" style:family="text">
      <style:text-properties style:font-name="Lato" fo:font-size="9pt" officeooo:rsid="01d71269" style:font-size-asian="9pt" style:font-size-complex="9pt"/>
    </style:style>
    <style:style style:name="T56" style:family="text">
      <style:text-properties style:font-name="Lato" fo:font-size="9pt" officeooo:rsid="01dd9fae" style:font-size-asian="9pt" style:font-size-complex="9pt"/>
    </style:style>
    <style:style style:name="T57" style:family="text">
      <style:text-properties style:font-name="Lato" fo:font-size="9pt" officeooo:rsid="01de1f29" style:font-size-asian="9pt" style:font-size-complex="9pt"/>
    </style:style>
    <style:style style:name="T58" style:family="text">
      <style:text-properties style:font-name="Lato" fo:font-size="9pt" officeooo:rsid="01e748b0" style:font-size-asian="9pt" style:font-size-complex="9pt"/>
    </style:style>
    <style:style style:name="T59" style:family="text">
      <style:text-properties style:font-name="Lato" fo:font-size="9pt" officeooo:rsid="01e99573" style:font-size-asian="9pt" style:font-size-complex="9pt"/>
    </style:style>
    <style:style style:name="T60" style:family="text">
      <style:text-properties style:font-name="Lato" fo:font-size="9pt" officeooo:rsid="01ea9d02" style:font-size-asian="9pt" style:font-size-complex="9pt"/>
    </style:style>
    <style:style style:name="T61" style:family="text">
      <style:text-properties style:font-name="Lato" fo:font-size="9pt" officeooo:rsid="01ecba06" style:font-size-asian="9pt" style:font-size-complex="9pt"/>
    </style:style>
    <style:style style:name="T62" style:family="text">
      <style:text-properties style:font-name="Lato" fo:font-size="9pt" officeooo:rsid="01eede53" style:font-size-asian="9pt" style:font-size-complex="9pt"/>
    </style:style>
    <style:style style:name="T63" style:family="text">
      <style:text-properties style:font-name="Lato" fo:font-size="9pt" officeooo:rsid="01f56f1c" style:font-size-asian="9pt" style:font-size-complex="9pt"/>
    </style:style>
    <style:style style:name="T64" style:family="text">
      <style:text-properties style:font-name="Lato" fo:font-size="9pt" officeooo:rsid="01f700fb" style:font-size-asian="9pt" style:font-size-complex="9pt"/>
    </style:style>
    <style:style style:name="T65" style:family="text">
      <style:text-properties style:font-name="Lato" fo:font-size="9pt" officeooo:rsid="01fb4756" style:font-size-asian="9pt" style:font-size-complex="9pt"/>
    </style:style>
    <style:style style:name="T66" style:family="text">
      <style:text-properties fo:color="#000080" loext:opacity="100%" style:font-name="Lato" fo:font-size="8.39999961853027pt" fo:language="zxx" fo:country="none" style:text-underline-style="solid" style:text-underline-width="auto" style:text-underline-color="font-color" officeooo:rsid="0134c570" style:font-size-asian="8.39999961853027pt" style:language-asian="zxx" style:country-asian="none" style:font-size-complex="8.39999961853027pt" style:language-complex="zxx" style:country-complex="none"/>
    </style:style>
    <style:style style:name="T67" style:family="text">
      <style:text-properties fo:color="#000080" loext:opacity="100%" style:font-name="Lato" fo:font-size="8.39999961853027pt" fo:language="zxx" fo:country="none" style:text-underline-style="solid" style:text-underline-width="auto" style:text-underline-color="font-color" officeooo:rsid="013b57fd" style:font-size-asian="8.39999961853027pt" style:language-asian="zxx" style:country-asian="none" style:font-size-complex="8.39999961853027pt" style:language-complex="zxx" style:country-complex="none"/>
    </style:style>
    <style:style style:name="T68" style:family="text">
      <style:text-properties fo:color="#000080" loext:opacity="100%" style:font-name="Lato" fo:font-size="8.39999961853027pt" fo:language="zxx" fo:country="none" style:text-underline-style="solid" style:text-underline-width="auto" style:text-underline-color="font-color" officeooo:rsid="0138858d" style:font-size-asian="8.39999961853027pt" style:language-asian="zxx" style:country-asian="none" style:font-size-complex="8.39999961853027pt" style:language-complex="zxx" style:country-complex="none"/>
    </style:style>
    <style:style style:name="T69" style:family="text">
      <style:text-properties fo:color="#000080" loext:opacity="100%"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70" style:family="text">
      <style:text-properties fo:color="#000080" loext:opacity="100%" fo:language="zxx" fo:country="none" fo:font-style="italic" style:text-underline-style="solid" style:text-underline-width="auto" style:text-underline-color="font-color" officeooo:rsid="0087d23e" style:language-asian="zxx" style:country-asian="none" style:font-style-asian="italic" style:language-complex="zxx" style:country-complex="none" style:font-style-complex="italic"/>
    </style:style>
    <style:style style:name="T71" style:family="text">
      <style:text-properties officeooo:rsid="00376b82"/>
    </style:style>
    <style:style style:name="T72" style:family="text">
      <style:text-properties officeooo:rsid="00377cb6"/>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378edd" style:font-size-asian="14pt" style:font-weight-asian="bold" style:font-size-complex="14pt" style:font-weight-complex="bold"/>
    </style:style>
    <style:style style:name="T75" style:family="text">
      <style:text-properties fo:font-size="12pt" style:font-size-asian="12pt" style:font-size-complex="12pt"/>
    </style:style>
    <style:style style:name="T76" style:family="text">
      <style:text-properties fo:font-size="12pt" officeooo:rsid="00377cb6"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fo:font-size="12pt" fo:font-style="italic" officeooo:rsid="00377cb6" style:font-size-asian="12pt" style:font-style-asian="italic" style:font-size-complex="12pt" style:font-style-complex="italic"/>
    </style:style>
    <style:style style:name="T79" style:family="text">
      <style:text-properties fo:font-size="2pt" style:font-size-asian="2pt" style:font-size-complex="2pt"/>
    </style:style>
    <style:style style:name="T80" style:family="text">
      <style:text-properties officeooo:rsid="00a604be"/>
    </style:style>
    <style:style style:name="T81" style:family="text">
      <style:text-properties officeooo:rsid="00a69f81"/>
    </style:style>
    <style:style style:name="T82" style:family="text">
      <style:text-properties officeooo:rsid="00abaeb8"/>
    </style:style>
    <style:style style:name="T83" style:family="text">
      <style:text-properties officeooo:rsid="00b11830"/>
    </style:style>
    <style:style style:name="T84" style:family="text">
      <style:text-properties officeooo:rsid="011375d0"/>
    </style:style>
    <style:style style:name="T85" style:family="text">
      <style:text-properties officeooo:rsid="0125714e"/>
    </style:style>
    <style:style style:name="T86" style:family="text">
      <style:text-properties officeooo:rsid="01419b1d"/>
    </style:style>
    <style:style style:name="T87" style:family="text">
      <style:text-properties officeooo:rsid="01427a6e"/>
    </style:style>
    <style:style style:name="T88" style:family="text">
      <style:text-properties fo:font-size="9pt" style:font-size-asian="9pt" style:font-size-complex="9pt"/>
    </style:style>
    <style:style style:name="T89" style:family="text">
      <style:text-properties fo:font-size="9pt" officeooo:rsid="008ba66b" style:font-size-asian="9pt" style:font-size-complex="9pt"/>
    </style:style>
    <style:style style:name="T90" style:family="text">
      <style:text-properties fo:font-size="9pt" officeooo:rsid="00961647" style:font-size-asian="9pt" style:font-size-complex="9pt"/>
    </style:style>
    <style:style style:name="T91" style:family="text">
      <style:text-properties fo:font-size="9pt" officeooo:rsid="0082c3bc" style:font-size-asian="9pt" style:font-size-complex="9pt"/>
    </style:style>
    <style:style style:name="T92" style:family="text">
      <style:text-properties fo:font-size="9pt" officeooo:rsid="015e2d6c" style:font-size-asian="9pt" style:font-size-complex="9pt"/>
    </style:style>
    <style:style style:name="T93" style:family="text">
      <style:text-properties fo:font-size="9pt" officeooo:rsid="010a539f" style:font-size-asian="9pt" style:font-size-complex="9pt"/>
    </style:style>
    <style:style style:name="T94" style:family="text">
      <style:text-properties fo:font-size="9pt" officeooo:rsid="010b0b1e" style:font-size-asian="9pt" style:font-size-complex="9pt"/>
    </style:style>
    <style:style style:name="T95" style:family="text">
      <style:text-properties fo:font-size="9pt" officeooo:rsid="021316b9" style:font-size-asian="9pt" style:font-size-complex="9pt"/>
    </style:style>
    <style:style style:name="T96" style:family="text">
      <style:text-properties fo:font-size="9pt" officeooo:rsid="0213eb6a" style:font-size-asian="9pt" style:font-size-complex="9pt"/>
    </style:style>
    <style:style style:name="T97" style:family="text">
      <style:text-properties fo:font-size="9pt" officeooo:rsid="02152517" style:font-size-asian="9pt" style:font-size-complex="9pt"/>
    </style:style>
    <style:style style:name="T98" style:family="text">
      <style:text-properties fo:font-size="9pt" officeooo:rsid="02170b8c" style:font-size-asian="9pt" style:font-size-complex="9pt"/>
    </style:style>
    <style:style style:name="T99" style:family="text">
      <style:text-properties officeooo:rsid="014c9cd9"/>
    </style:style>
    <style:style style:name="T100" style:family="text">
      <style:text-properties officeooo:rsid="014cd401"/>
    </style:style>
    <style:style style:name="T101" style:family="text">
      <style:text-properties officeooo:rsid="014e3746"/>
    </style:style>
    <style:style style:name="T102" style:family="text">
      <style:text-properties officeooo:rsid="014f4034"/>
    </style:style>
    <style:style style:name="T103" style:family="text">
      <style:text-properties officeooo:rsid="0150a4d4"/>
    </style:style>
    <style:style style:name="T104" style:family="text">
      <style:text-properties officeooo:rsid="015113c2"/>
    </style:style>
    <style:style style:name="T105" style:family="text">
      <style:text-properties officeooo:rsid="0152ee6e"/>
    </style:style>
    <style:style style:name="T106" style:family="text">
      <style:text-properties officeooo:rsid="0167422f"/>
    </style:style>
    <style:style style:name="T107" style:family="text">
      <style:text-properties officeooo:rsid="016ea55e"/>
    </style:style>
    <style:style style:name="T108" style:family="text">
      <style:text-properties officeooo:rsid="017145e5"/>
    </style:style>
    <style:style style:name="T109" style:family="text">
      <style:text-properties officeooo:rsid="01728152"/>
    </style:style>
    <style:style style:name="T110" style:family="text">
      <style:text-properties officeooo:rsid="0173bbd4"/>
    </style:style>
    <style:style style:name="T111" style:family="text">
      <style:text-properties officeooo:rsid="0175711f"/>
    </style:style>
    <style:style style:name="T112" style:family="text">
      <style:text-properties officeooo:rsid="01cc9d23"/>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24cm" fo:margin-left="0.24cm"/>
        </style:list-level-properties>
        <style:text-properties style:font-name="Lato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3">E</text:span><text:span text:style-name="T74">XPERIENCE</text:span></text:p>
      <text:p text:style-name="P6"/>
      <text:p text:style-name="P13">NTT Ltd.</text:p>
      <text:p text:style-name="P15"><text:s/></text:p>
      <text:p text:style-name="P39">🗓 <text:s/><text:span text:style-name="T71">April 2021 – Current <text:tab/><text:tab/>📍</text:span><text:span text:style-name="T72">Canberra, Australia</text:span></text:p>
      <text:p text:style-name="P16"/>
      <text:list xml:id="list2326421476" text:style-name="L1">
        <text:list-item>
          <text:p text:style-name="P45"><text:span text:style-name="T18">Generated synthetic data using StyleGAN to enable the testing of a system with ‘</text:span><text:span text:style-name="T19">production like’ </text:span><text:span text:style-name="T18">data, </text:span><text:span text:style-name="T20">while eliminating</text:span><text:span text:style-name="T18"> the possibility of exposing production data via the test environment.</text:span></text:p>
        </text:list-item>
      </text:list>
      <text:p text:style-name="P24"/>
      <text:list xml:id="list162203995719893" text:continue-numbering="true" text:style-name="L1">
        <text:list-item>
          <text:p text:style-name="P52">Used various deep learning libraries to <text:span text:style-name="T105">extract</text:span> metadata from the synthetic data generated by StyleGAN.</text:p>
        </text:list-item>
      </text:list>
      <text:p text:style-name="P25"><text:s/></text:p>
      <text:list xml:id="list162202954480834" text:continue-numbering="true" text:style-name="L1">
        <text:list-item>
          <text:p text:style-name="P53">Wrote a self documenting and easily maintainable CLI app using an established CLI framework. The app allowed the easy generation and maintenance of a complex custom file type that our systems <text:span text:style-name="T107">used</text:span>.</text:p>
        </text:list-item>
      </text:list>
      <text:p text:style-name="P26"><text:s/></text:p>
      <text:list xml:id="list162204371533718" text:continue-numbering="true" text:style-name="L1">
        <text:list-item>
          <text:p text:style-name="P54">Wrote integration tests for a legacy service <text:span text:style-name="T99">and </text:span><text:span text:style-name="T108">f</text:span>ixed the existing integration and unit tests for many other neglected services. <text:span text:style-name="T99">This </text:span><text:span text:style-name="T109">was </text:span>set<text:span text:style-name="T109">ting</text:span> the stage <text:span text:style-name="T99">for</text:span> much needed code changes to the internals of the service<text:span text:style-name="T109">s</text:span>.</text:p>
        </text:list-item>
      </text:list>
      <text:p text:style-name="P26"><text:s/></text:p>
      <text:p text:style-name="P27"><text:s/></text:p>
      <text:list xml:id="list162204729957102" text:continue-numbering="true" text:style-name="L1">
        <text:list-item>
          <text:p text:style-name="P52"><text:span text:style-name="T100">P</text:span>ick<text:span text:style-name="T100">ed</text:span> up an entirely new tech stack (C#, .<text:span text:style-name="T101">NET Core, </text:span>.NET Framework, WSDL, SOAP and WCF) and put it into practice delivering outcomes to the client.</text:p>
        </text:list-item>
      </text:list>
      <text:p text:style-name="P28"><text:s/></text:p>
      <text:list xml:id="list162204246763705" text:continue-numbering="true" text:style-name="L1">
        <text:list-item>
          <text:p text:style-name="P52"><text:span text:style-name="T102">M</text:span>anaged to quickly (<text:span text:style-name="T103">~</text:span>3 months) start contributing <text:span text:style-name="T110">near</text:span> the level of my seniors and was promoted in line with my contributions and given the NTT ‘Execute’ award <text:span text:style-name="T104">for </text:span>top 5 employees at NTT in the ACT (FY2022Q1).<text:span text:style-name="T79"> </text:span></text:p>
        </text:list-item>
      </text:list>
      <text:p text:style-name="P2"><text:s/></text:p>
      <text:p text:style-name="P33">EDUCATION</text:p>
      <text:p text:style-name="P12"/>
      <text:p text:style-name="P14">T<text:span text:style-name="T111">he</text:span> <text:span text:style-name="T111">Australian</text:span> N<text:span text:style-name="T111">ational</text:span> U<text:span text:style-name="T111">niversity</text:span></text:p>
      <text:p text:style-name="P22"/>
      <text:p text:style-name="P44"><text:span text:style-name="T83">Bachelor</text:span> of Science</text:p>
      <text:p text:style-name="P23"/>
      <text:p text:style-name="P40">🗓 <text:s/><text:span text:style-name="T71">20</text:span><text:span text:style-name="T80">18</text:span><text:span text:style-name="T71"> –</text:span><text:span text:style-name="T84"> </text:span><text:span text:style-name="T81">2021</text:span><text:span text:style-name="T71"> <text:tab/><text:tab/><text:tab/>📍</text:span><text:span text:style-name="T72">Canberra, Australia</text:span></text:p>
      <text:p text:style-name="P22"/>
      <text:p text:style-name="P43">Computer Science <text:span text:style-name="T82">Major,</text:span> Mathematics <text:span text:style-name="T82">Minor</text:span></text:p>
      <text:p text:style-name="P29"/>
      <text:list xml:id="list162203852023366" text:continue-numbering="true" text:style-name="L1">
        <text:list-item>
          <text:p text:style-name="P46"><text:span text:style-name="T18">Fractal Geometry and Chaotic Dynamics </text:span><text:span text:style-name="T29">(HD)</text:span></text:p>
        </text:list-item>
        <text:list-item>
          <text:p text:style-name="P46"><text:span text:style-name="T18">Computer Networks </text:span><text:span text:style-name="T30">(CR)</text:span></text:p>
        </text:list-item>
        <text:list-item>
          <text:p text:style-name="P46"><text:span text:style-name="T18">Number Theory and Cryptography </text:span><text:span text:style-name="T54">(P)</text:span></text:p>
        </text:list-item>
        <text:list-item>
          <text:p text:style-name="P46"><text:span text:style-name="T18">Digital Systems and Microprocessors (FPGA’s) </text:span><text:span text:style-name="T31">(</text:span><text:span text:style-name="T32">CR</text:span><text:span text:style-name="T31">)</text:span></text:p>
        </text:list-item>
        <text:list-item>
          <text:p text:style-name="P46"><text:span text:style-name="T18">Operating Systems Implementation </text:span><text:span text:style-name="T55">(P)</text:span></text:p>
        </text:list-item>
        <text:list-item>
          <text:p text:style-name="P46"><text:span text:style-name="T18">Software Security </text:span><text:span text:style-name="T33">(CR, </text:span><text:span text:style-name="T53">very hard, </text:span><text:span text:style-name="T58">software RE</text:span><text:span text:style-name="T33">)</text:span></text:p>
        </text:list-item>
        <text:list-item>
          <text:p text:style-name="P46"><text:a xlink:type="simple" xlink:href="https://mylesbuckley.github.io/Implementing-Cholesky-Matrix-Factorisation-In-Three-Parallel-Programming-Paradigms/" text:style-name="Internet_20_link" text:visited-style-name="Visited_20_Internet_20_Link"><text:span text:style-name="T18">Parallel Systems</text:span></text:a><text:span text:style-name="T18"> </text:span><text:span text:style-name="T34">(</text:span><text:span text:style-name="T59">P, </text:span><text:a xlink:type="simple" xlink:href="https://mylesbuckley.github.io/Implementing-Cholesky-Matrix-Factorisation-In-Three-Parallel-Programming-Paradigms/" text:style-name="Internet_20_link" text:visited-style-name="Visited_20_Internet_20_Link"><text:span text:style-name="T52">HD</text:span></text:a><text:a xlink:type="simple" xlink:href="https://mylesbuckley.github.io/Implementing-Cholesky-Matrix-Factorisation-In-Three-Parallel-Programming-Paradigms/" text:style-name="Internet_20_link" text:visited-style-name="Visited_20_Internet_20_Link"><text:span text:style-name="T34"> </text:span></text:a><text:a xlink:type="simple" xlink:href="https://mylesbuckley.github.io/Implementing-Cholesky-Matrix-Factorisation-In-Three-Parallel-Programming-Paradigms/" text:style-name="Internet_20_link" text:visited-style-name="Visited_20_Internet_20_Link"><text:span text:style-name="T52">on assignments</text:span></text:a><text:span text:style-name="T52">, </text:span><text:span text:style-name="T60">F</text:span><text:span text:style-name="T52"> on exams</text:span><text:span text:style-name="T34">)</text:span></text:p>
        </text:list-item>
        <text:list-item>
          <text:p text:style-name="P46"><text:a xlink:type="simple" xlink:href="https://mylesbuckley.github.io/Self-Organizing-Drone-Swarm/" text:style-name="Internet_20_link" text:visited-style-name="Visited_20_Internet_20_Link"><text:span text:style-name="T18">Systems Networks and Concurrency</text:span></text:a><text:span text:style-name="T18"> (D, </text:span><text:span text:style-name="T21">~</text:span><text:span text:style-name="T18">50% fail rate)</text:span></text:p>
        </text:list-item>
        <text:list-item>
          <text:p text:style-name="P46"><text:span text:style-name="T18">Cyber Security Foundations (HD, </text:span><text:span text:style-name="T57">high fail rate</text:span><text:span text:style-name="T18">)</text:span></text:p>
        </text:list-item>
        <text:list-item>
          <text:p text:style-name="P46"><text:span text:style-name="T18">Games Graphs and Machines </text:span><text:span text:style-name="T35">(CR)</text:span></text:p>
        </text:list-item>
        <text:list-item>
          <text:p text:style-name="P47"><text:span text:style-name="T18">Advance</text:span><text:span text:style-name="T25">d</text:span><text:span text:style-name="T18"> Mathematics 1 </text:span><text:span text:style-name="T28">(CR)</text:span><text:span text:style-name="T18"> </text:span></text:p>
        </text:list-item>
        <text:list-item>
          <text:p text:style-name="P47"><text:span text:style-name="T26">Math</text:span><text:span text:style-name="T61">ematic</text:span><text:span text:style-name="T26">s and App</text:span><text:span text:style-name="T61">lication</text:span><text:span text:style-name="T26">s 2 </text:span><text:span text:style-name="T27">(HD, </text:span><text:span text:style-name="T62">relatively easy</text:span><text:span text:style-name="T27">)</text:span></text:p>
        </text:list-item>
        <text:list-item>
          <text:p text:style-name="P48"><text:span text:style-name="T18">Computer Graphics </text:span><text:span text:style-name="T36">(CR)</text:span></text:p>
        </text:list-item>
        <text:list-item>
          <text:p text:style-name="P48"><text:span text:style-name="T18">Artificial Intelligence </text:span><text:span text:style-name="T37">(CR)</text:span></text:p>
        </text:list-item>
        <text:list-item>
          <text:p text:style-name="P49"><text:span text:style-name="T18">Logic </text:span><text:span text:style-name="T38">(CR</text:span><text:span text:style-name="T47">, </text:span><text:span text:style-name="T49">programming</text:span><text:span text:style-name="T48"> </text:span><text:span text:style-name="T50">via</text:span><text:span text:style-name="T48"> z3 </text:span><text:span text:style-name="T49">c</text:span><text:span text:style-name="T48">onstraints, </text:span><text:span text:style-name="T51">hard!</text:span><text:span text:style-name="T38">)</text:span></text:p>
        </text:list-item>
        <text:list-item>
          <text:p text:style-name="P48"><text:span text:style-name="T18">Computer Organisation and Program Execution </text:span><text:span text:style-name="T39">(CR)</text:span></text:p>
        </text:list-item>
        <text:list-item>
          <text:p text:style-name="P48"><text:a xlink:type="simple" xlink:href="https://mylesbuckley.github.io/How-to-Make-Any-Picture-Have-Every-Color/" text:style-name="Internet_20_link" text:visited-style-name="Visited_20_Internet_20_Link"><text:span text:style-name="T18">Art and Interaction in New Media</text:span></text:a><text:span text:style-name="T18"> </text:span><text:span text:style-name="T22">(HD)</text:span></text:p>
        </text:list-item>
        <text:list-item>
          <text:p text:style-name="P50"><text:span text:style-name="T23">Advanced Intro To Statistics </text:span><text:span text:style-name="T24">(</text:span><text:span text:style-name="T46">D, </text:span><text:span text:style-name="T56">compulsory</text:span><text:span text:style-name="T24">)</text:span><text:span text:style-name="T18"> </text:span></text:p>
        </text:list-item>
        <text:list-item>
          <text:p text:style-name="P61"><text:span text:style-name="T22">I</text:span><text:span text:style-name="T17">ntro To Software Systems (Java, </text:span><text:span text:style-name="T42">GOFAI </text:span><text:span text:style-name="T43">and OO</text:span><text:span text:style-name="T42">) </text:span><text:span text:style-name="T43">(CR)</text:span></text:p>
        </text:list-item>
        <text:list-item>
          <text:p text:style-name="P51"><text:span text:style-name="T22">I</text:span><text:span text:style-name="T44">ntro To Programming (Haskell, </text:span><text:span text:style-name="T41">GOFAI</text:span><text:span text:style-name="T44">) (D, </text:span><text:span text:style-name="T45">&gt;</text:span><text:span text:style-name="T65">5</text:span><text:span text:style-name="T40">0% </text:span><text:span text:style-name="T45">fail</text:span><text:span text:style-name="T44">)</text:span></text:p>
        </text:list-item>
        <text:list-item>
          <text:p text:style-name="P62"><text:span text:style-name="T44">C</text:span><text:span text:style-name="T17">hemistry 1 </text:span><text:span text:style-name="T64">(Honours Pathway Option) </text:span><text:span text:style-name="T17">(D)</text:span></text:p>
        </text:list-item>
        <text:list-item>
          <text:p text:style-name="P62"><text:span text:style-name="T17">Chemistry 2 </text:span><text:span text:style-name="T64">(Honours Pathway Option) </text:span><text:span text:style-name="T17">(D</text:span><text:span text:style-name="T63">)</text:span></text:p>
        </text:list-item>
      </text:list>
      <text:p text:style-name="P55"/>
      <text:p text:style-name="P55"/>
      <text:p text:style-name="P55"/>
      <text:p text:style-name="P55">PERSONAL PROJECTS</text:p>
      <text:p text:style-name="P7"/>
      <text:p text:style-name="P30"><text:span text:style-name="T76">'</text:span><text:a xlink:type="simple" xlink:href="https://mylesbuckley.github.io/Effortlessly-Learn-Chinese-While-You-Watch-Movies-and-TV/" text:style-name="Internet_20_link" text:visited-style-name="Visited_20_Internet_20_Link"><text:span text:style-name="T78">Incremental Chinese</text:span></text:a><text:span text:style-name="T76">’:</text:span></text:p>
      <text:p text:style-name="P56"><text:s/></text:p>
      <text:list xml:id="list162204560618089" text:continue-numbering="true" text:style-name="L1">
        <text:list-item>
          <text:p text:style-name="P57"><text:span text:style-name="T88">An app I wrote in my own time which allows the user to learn Chinese by passively watching movies and TV shows. It uses the English and Chinese dubbed versions of a movie to enable the characters to talk in Chinese when the viewer would understand what they are saying, and otherwise talk in English. This, combined with an intelligent interactive choosing of new words to learn at the beginning of watching each movie, enables the user to effortlessly learn Chinese while being entertained. <text:s/>To learn </text:span><text:span text:style-name="T89">more,</text:span><text:span text:style-name="T88"> see my website: </text:span><text:a xlink:type="simple" xlink:href="https://mylesbuckley.github.io/Effortlessly-Learn-Chinese-While-You-Watch-Movies-and-TV/" text:style-name="Internet_20_link" text:visited-style-name="Visited_20_Internet_20_Link"><text:span text:style-name="T88">mylesbuckley.github.io</text:span></text:a></text:p>
        </text:list-item>
      </text:list>
      <text:p text:style-name="P9"/>
      <text:p text:style-name="P31"><text:span text:style-name="T75">‘</text:span><text:a xlink:type="simple" xlink:href="https://mylesbuckley.github.io/Stranki-An-Explanation-Of-The-Algorithm/" text:style-name="Internet_20_link" text:visited-style-name="Visited_20_Internet_20_Link"><text:span text:style-name="T77">Stranki</text:span></text:a><text:span text:style-name="T75">’:</text:span></text:p>
      <text:p text:style-name="P17"/>
      <text:list xml:id="list162204379575140" text:continue-numbering="true" text:style-name="L1">
        <text:list-item>
          <text:p text:style-name="P58"><text:s/><text:span text:style-name="T88">An algorithm I developed to enable the fine grained determination of a persons understanding of one or more subject areas in O(log(n)) rather than O(n). To learn more, see my website: </text:span><text:a xlink:type="simple" xlink:href="https://mylesbuckley.github.io/Stranki-An-Explanation-Of-The-Algorithm/" text:style-name="Internet_20_link" text:visited-style-name="Visited_20_Internet_20_Link"><text:span text:style-name="T88">mylesbuckley.github.io</text:span></text:a><text:span text:style-name="T88"> </text:span></text:p>
        </text:list-item>
      </text:list>
      <text:p text:style-name="P3"><text:s/></text:p>
      <text:p text:style-name="P32">UNIVERSITY PROJECTS</text:p>
      <text:p text:style-name="P10"/>
      <text:p text:style-name="P35">‘<text:a xlink:type="simple" xlink:href="https://mylesbuckley.github.io/Self-Organizing-Drone-Swarm/" text:style-name="Internet_20_link" text:visited-style-name="Visited_20_Internet_20_Link"><text:span text:style-name="T69">Self Organising Drone Swarm</text:span></text:a>’:</text:p>
      <text:p text:style-name="P18"/>
      <text:list xml:id="list162204977135427" text:continue-numbering="true" text:style-name="L1">
        <text:list-item>
          <text:p text:style-name="P59"><text:span text:style-name="T88">Implemented in </text:span><text:a xlink:type="simple" xlink:href="https://en.wikipedia.org/wiki/Ada_(programming_language)" text:style-name="Internet_20_link" text:visited-style-name="Visited_20_Internet_20_Link"><text:span text:style-name="T88">Ada</text:span></text:a><text:span text:style-name="T88">, </text:span><text:span text:style-name="T90">m</text:span><text:span text:style-name="T88">y code enabled a swarm of underwater drones to self organise and share/coordinate access to a another independent “mother ship” which they all required access to in order to recharge. Each drone was independent and autonomous with very range limited sensors and communications. The challenge of the assignment was to enable the largest number of drones possible for one mother ship, and my solution enabled that by almost order of magnitude over other solutions. To learn more, see my website: </text:span><text:a xlink:type="simple" xlink:href="https://mylesbuckley.github.io/Self-Organizing-Drone-Swarm/" text:style-name="Internet_20_link" text:visited-style-name="Visited_20_Internet_20_Link"><text:span text:style-name="T88">mylesbuckley.github.io</text:span></text:a></text:p>
        </text:list-item>
      </text:list>
      <text:p text:style-name="P19"/>
      <text:p text:style-name="P36">‘<text:a xlink:type="simple" xlink:href="https://mylesbuckley.github.io/Implementing-Cholesky-Matrix-Factorisation-In-Three-Parallel-Programming-Paradigms/" text:style-name="Internet_20_link" text:visited-style-name="Visited_20_Internet_20_Link"><text:span text:style-name="T70">MPI vs OpenMP vs CUDA</text:span></text:a>’:</text:p>
      <text:list xml:id="list162203315566367" text:continue-numbering="true" text:style-name="L1">
        <text:list-item>
          <text:p text:style-name="P60"><text:span text:style-name="T88">Implemented Cholesky </text:span><text:span text:style-name="T91">m</text:span><text:span text:style-name="T88">atrix </text:span><text:span text:style-name="T91">f</text:span><text:span text:style-name="T88">actorisation in MPI, OpenMP and CUDA. Outperformed the lecturers solutions by using performance profiling tools to discover inefficiencies and then used the documentation for MPI/OpenMP/CUDA to discover how to use the available features to remove the inefficiencies. To learn more, see my website: </text:span><text:a xlink:type="simple" xlink:href="https://mylesbuckley.github.io/Implementing-Cholesky-Matrix-Factorisation-In-Three-Parallel-Programming-Paradigms/" text:style-name="Internet_20_link" text:visited-style-name="Visited_20_Internet_20_Link"><text:span text:style-name="T88">mylesbuckley.github.io</text:span></text:a></text:p>
        </text:list-item>
      </text:list>
      <text:p text:style-name="P63"><text:s/></text:p>
      <text:p text:style-name="P34">SKILLS</text:p>
      <text:p text:style-name="P8"/>
      <text:p text:style-name="P38">Strong: </text:p>
      <text:p text:style-name="P20"/>
      <text:p text:style-name="P41">C#, .NET Core, <text:span text:style-name="T112">Software Development,</text:span> Cyber Security, <text:span text:style-name="T87">Self Directed </text:span><text:span text:style-name="T106">Learning/</text:span><text:span text:style-name="T86">Research</text:span>. </text:p>
      <text:p text:style-name="P11"/>
      <text:p text:style-name="P37">Significant <text:span text:style-name="T85">Project Based </text:span>Experience: </text:p>
      <text:p text:style-name="P21"/>
      <text:p text:style-name="P42"><text:span text:style-name="T88">Python, C, Ada, C++, ARMv7, x86, FPGA’s, VHDL, Vivado, Xilinx, Undergraduate Mathematics, Operating Systems Theory and Implementation, Computer Networks, Number Theory, Undergraduate Chemistry, Software Reverse Engineering, Computer Graphics Theory and Implementation (GLSL etc.), MPI, OpenMP, CUDA, Non-Neural-Net ‘AI’ </text:span><text:span text:style-name="T92">Algorithms</text:span><text:span text:style-name="T88">, </text:span><text:span text:style-name="T93">JavaScript, HTML, CSS, </text:span><text:span text:style-name="T94">Java, Haskell, </text:span><text:span text:style-name="T95">Agile, Scrum, </text:span><text:span text:style-name="T97">Azure </text:span><text:span text:style-name="T96">DevOps, </text:span><text:span text:style-name="T98">Confluence</text:span><text:span text:style-name="T9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ato1" svg:font-family="Lato" style:font-adornments="Hairlin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8pt" fo:font-weight="normal" style:font-name-asian="OpenSymbol" style:font-family-asian="OpenSymbol" style:font-charset-asian="x-symbol" style:font-size-asian="8pt" style:font-weight-asian="normal" style:font-name-complex="OpenSymbol" style:font-family-complex="OpenSymbol" style:font-charset-complex="x-symbol" style:font-size-complex="8pt"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style:font-name="arial" officeooo:rsid="0016a2ba" officeooo:paragraph-rsid="0016a2ba"/>
    </style:style>
    <style:style style:name="MP2" style:family="paragraph" style:parent-style-name="Header">
      <style:paragraph-properties fo:text-align="center" style:justify-single-word="false"/>
      <style:text-properties officeooo:paragraph-rsid="0016a2ba"/>
    </style:style>
    <style:style style:name="MT1" style:family="text">
      <style:text-properties style:font-name="Lato" fo:font-size="18pt" style:font-size-asian="18pt" style:font-size-complex="18pt"/>
    </style:style>
    <style:style style:name="MT2" style:family="text">
      <style:text-properties style:font-name="Lato" fo:font-size="18pt" officeooo:rsid="002ba26b" style:font-size-asian="18pt" style:font-size-complex="18pt"/>
    </style:style>
    <style:style style:name="MT3" style:family="text">
      <style:text-properties style:font-name="Lato" fo:font-size="18pt" fo:font-style="italic" style:font-size-asian="18pt" style:font-style-asian="italic" style:font-size-complex="18pt" style:font-style-complex="italic"/>
    </style:style>
    <style:style style:name="MT4" style:family="text">
      <style:text-properties style:font-name="Lato" fo:font-size="8.39999961853027pt" style:text-underline-style="none" officeooo:rsid="0016a2ba" style:font-size-asian="8.39999961853027pt" style:font-size-complex="8.39999961853027pt"/>
    </style:style>
    <style:style style:name="MT5" style:family="text">
      <style:text-properties style:font-name="Lato" fo:font-size="8.39999961853027pt" style:text-underline-style="solid" style:text-underline-width="auto" style:text-underline-color="font-color" officeooo:rsid="013bd98b" style:font-size-asian="8.39999961853027pt" style:font-size-complex="8.39999961853027pt"/>
    </style:style>
    <style:style style:name="MT6" style:family="text">
      <style:text-properties style:font-name="Lato" fo:font-size="8.39999961853027pt" officeooo:rsid="00177738" style:font-size-asian="8.39999961853027pt" style:font-size-complex="8.39999961853027pt"/>
    </style:style>
    <style:style style:name="MT7" style:family="text">
      <style:text-properties style:font-name="Lato" fo:font-size="8.39999961853027pt" style:text-underline-style="none" officeooo:rsid="00177738" style:font-size-asian="8.39999961853027pt" style:font-size-complex="8.39999961853027pt"/>
    </style:style>
    <style:style style:name="MT8" style:family="text">
      <style:text-properties fo:color="#000080" loext:opacity="100%" style:font-name="Lato" fo:font-size="8.39999961853027pt" fo:language="zxx" fo:country="none" style:text-underline-style="solid" style:text-underline-width="auto" style:text-underline-color="font-color" officeooo:rsid="0134c570" style:font-size-asian="8.39999961853027pt" style:language-asian="zxx" style:country-asian="none" style:font-size-complex="8.39999961853027pt" style:language-complex="zxx" style:country-complex="none"/>
    </style:style>
    <style:style style:name="MT9" style:family="text">
      <style:text-properties fo:color="#000080" loext:opacity="100%" style:font-name="Lato" fo:font-size="8.39999961853027pt" fo:language="zxx" fo:country="none" style:text-underline-style="solid" style:text-underline-width="auto" style:text-underline-color="font-color" officeooo:rsid="013b57fd" style:font-size-asian="8.39999961853027pt" style:language-asian="zxx" style:country-asian="none" style:font-size-complex="8.39999961853027pt" style:language-complex="zxx" style:country-complex="none"/>
    </style:style>
    <style:style style:name="MT10" style:family="text">
      <style:text-properties fo:color="#000080" loext:opacity="100%" style:font-name="Lato" fo:font-size="8.39999961853027pt" fo:language="zxx" fo:country="none" style:text-underline-style="solid" style:text-underline-width="auto" style:text-underline-color="font-color" officeooo:rsid="0138858d" style:font-size-asian="8.39999961853027pt" style:language-asian="zxx" style:country-asian="none" style:font-size-complex="8.39999961853027pt" style:language-complex="zxx" style:country-complex="none"/>
    </style:style>
    <style:style style:name="MT11" style:family="text">
      <style:text-properties style:font-name="Lato" fo:font-size="8.39999961853027pt" style:text-underline-style="none" officeooo:rsid="01354adb" style:font-size-asian="8.39999961853027pt" style:font-size-complex="8.39999961853027pt"/>
    </style:style>
    <style:style style:name="MT12" style:family="text">
      <style:text-properties style:font-name="Lato" fo:font-size="8.39999961853027pt" officeooo:rsid="00193331" style:font-size-asian="8.39999961853027pt" style:font-size-complex="8.39999961853027pt"/>
    </style:style>
    <style:style style:name="MT13" style:family="text">
      <style:text-properties style:font-name="Lato" fo:font-size="8.39999961853027pt" officeooo:rsid="0134c570" style:font-size-asian="8.39999961853027pt" style:font-size-complex="8.39999961853027pt"/>
    </style:style>
    <style:style style:name="MT14" style:family="text">
      <style:text-properties style:font-name="Lato" fo:font-size="8.39999961853027pt" officeooo:rsid="0211f543" style:font-size-asian="8.39999961853027pt" style:font-size-complex="8.39999961853027pt"/>
    </style:style>
    <style:style style:name="MT15" style:family="text">
      <style:text-properties style:font-name="Lato" fo:font-size="8.39999961853027pt" officeooo:rsid="020a721e" style:font-size-asian="8.39999961853027pt" style:font-size-complex="8.39999961853027pt"/>
    </style:style>
    <style:style style:name="MT16" style:family="text">
      <style:text-properties style:font-name="Lato" fo:font-size="8.39999961853027pt" officeooo:rsid="0211458c" style:font-size-asian="8.39999961853027pt" style:font-size-complex="8.39999961853027pt"/>
    </style:style>
    <style:style style:name="MT17" style:family="text">
      <style:text-properties style:font-name="Lato" fo:font-size="8.39999961853027pt" officeooo:rsid="001dd430" style:font-size-asian="8.39999961853027pt" style:font-size-complex="8.39999961853027pt"/>
    </style:style>
    <style:style style:name="MT18" style:family="text">
      <style:text-properties style:font-name="Lato" fo:font-size="8.39999961853027pt" officeooo:rsid="001eceaa" style:font-size-asian="8.39999961853027pt" style:font-size-complex="8.39999961853027pt"/>
    </style:style>
    <style:style style:name="MT19" style:family="text">
      <style:text-properties style:font-name="Lato" fo:font-size="8.39999961853027pt" officeooo:rsid="002474b1" style:font-size-asian="8.39999961853027pt" style:font-size-complex="8.39999961853027pt"/>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yles Buckley </text:span><text:span text:style-name="MT2">|</text:span><text:span text:style-name="MT1"> </text:span><text:a xlink:type="simple" xlink:href="https://mylesbuckley.github.io/" text:style-name="Internet_20_link" text:visited-style-name="Visited_20_Internet_20_Link"><text:span text:style-name="MT3">mylesbuckley.github.io</text:span></text:a><text:span text:style-name="MT1"> </text:span></text:p>
        <text:p text:style-name="MP2"><text:a xlink:type="simple" xlink:href="mailto:myles.buckley.work@gmail.com" text:style-name="Internet_20_link" text:visited-style-name="Visited_20_Internet_20_Link"><text:span text:style-name="MT4">📧 </text:span></text:a><text:a xlink:type="simple" xlink:href="https://mylesbuckley.github.io/email.html" text:style-name="Internet_20_link" text:visited-style-name="Visited_20_Internet_20_Link"><text:span text:style-name="MT5">(Click To View Email)</text:span></text:a><text:span text:style-name="MT6"> </text:span><text:a xlink:type="simple" xlink:href="tel:+61487981906" text:style-name="Internet_20_link" text:visited-style-name="Visited_20_Internet_20_Link"><text:span text:style-name="MT7">📞 </text:span></text:a><text:a xlink:type="simple" xlink:href="https://mylesbuckley.github.io/phonenumber.html" text:style-name="Internet_20_link" text:visited-style-name="Visited_20_Internet_20_Link"><text:span text:style-name="MT8">(</text:span></text:a><text:a xlink:type="simple" xlink:href="https://mylesbuckley.github.io/phonenumber.html" text:style-name="Internet_20_link" text:visited-style-name="Visited_20_Internet_20_Link"><text:span text:style-name="MT9">Click To </text:span></text:a><text:a xlink:type="simple" xlink:href="https://mylesbuckley.github.io/phonenumber.html" text:style-name="Internet_20_link" text:visited-style-name="Visited_20_Internet_20_Link"><text:span text:style-name="MT8">View </text:span></text:a><text:a xlink:type="simple" xlink:href="https://mylesbuckley.github.io/phonenumber.html" text:style-name="Internet_20_link" text:visited-style-name="Visited_20_Internet_20_Link"><text:span text:style-name="MT10">Phone</text:span></text:a><text:a xlink:type="simple" xlink:href="https://mylesbuckley.github.io/phonenumber.html" text:style-name="Internet_20_link" text:visited-style-name="Visited_20_Internet_20_Link"><text:span text:style-name="MT8">)</text:span></text:a><text:a xlink:type="simple" xlink:href="https://mylesbuckley.github.io/phonenumber.html" text:style-name="Internet_20_link" text:visited-style-name="Visited_20_Internet_20_Link"><text:span text:style-name="MT11"> </text:span></text:a><text:span text:style-name="MT12">📍</text:span><text:a xlink:type="simple" xlink:href="https://mylesbuckley.github.io/location.html" text:style-name="Internet_20_link" text:visited-style-name="Visited_20_Internet_20_Link"><text:span text:style-name="MT13">(</text:span></text:a><text:a xlink:type="simple" xlink:href="https://mylesbuckley.github.io/location.html" text:style-name="Internet_20_link" text:visited-style-name="Visited_20_Internet_20_Link"><text:span text:style-name="MT14">Click To </text:span></text:a><text:a xlink:type="simple" xlink:href="https://mylesbuckley.github.io/location.html" text:style-name="Internet_20_link" text:visited-style-name="Visited_20_Internet_20_Link"><text:span text:style-name="MT13">View</text:span></text:a><text:a xlink:type="simple" xlink:href="https://mylesbuckley.github.io/location.html" text:style-name="Internet_20_link" text:visited-style-name="Visited_20_Internet_20_Link"><text:span text:style-name="MT15"> </text:span></text:a><text:a xlink:type="simple" xlink:href="https://mylesbuckley.github.io/location.html" text:style-name="Internet_20_link" text:visited-style-name="Visited_20_Internet_20_Link"><text:span text:style-name="MT16">Current City</text:span></text:a><text:a xlink:type="simple" xlink:href="https://mylesbuckley.github.io/location.html" text:style-name="Internet_20_link" text:visited-style-name="Visited_20_Internet_20_Link"><text:span text:style-name="MT13">)</text:span></text:a><text:span text:style-name="MT17"> <text:s/></text:span><text:span text:style-name="MT17"><draw:frame draw:style-name="Mfr1" draw:name="Image1" text:anchor-type="as-char" svg:y="-0.318cm" svg:width="0.4cm" svg:height="0.4cm" draw:z-index="0"><draw:image xlink:href="Pictures/1000032100001A9000001A9065C22265154C7433.svg" xlink:type="simple" xlink:show="embed" xlink:actuate="onLoad" draw:mime-type="image/svg+xml"/><draw:image xlink:href="Pictures/100000010000010100000101B208FBED95220918.png" xlink:type="simple" xlink:show="embed" xlink:actuate="onLoad" draw:mime-type="image/png"/></draw:frame></text:span><text:span text:style-name="MT17"><text:s/></text:span><text:a xlink:type="simple" xlink:href="https://www.linkedin.com/in/myles-buckley-5a4545208/" text:style-name="Internet_20_link" text:visited-style-name="Visited_20_Internet_20_Link"><text:span text:style-name="MT18">mylesbuckley</text:span></text:a><text:span text:style-name="MT18"> <text:s/></text:span><text:span text:style-name="MT18"><draw:frame draw:style-name="Mfr1" draw:name="Image2" text:anchor-type="as-char" svg:y="-0.43cm" svg:width="0.506cm" svg:height="0.506cm" draw:z-index="1"><draw:image xlink:href="Pictures/100000010000010000000100B6474BC365CD3726.png" xlink:type="simple" xlink:show="embed" xlink:actuate="onLoad" draw:mime-type="image/png"/></draw:frame></text:span><text:span text:style-name="MT18"><text:s/></text:span><text:a xlink:type="simple" xlink:href="https://github.com/mylesbuckley" text:style-name="Internet_20_link" text:visited-style-name="Visited_20_Internet_20_Link"><text:span text:style-name="MT19">mylesbuckley</text:span></text:a></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09:47:53.746770968</meta:creation-date>
    <meta:generator>LibreOffice/7.3.6.2$Linux_X86_64 LibreOffice_project/30$Build-2</meta:generator>
    <dc:date>2022-10-21T15:29:09.756073369</dc:date>
    <meta:editing-duration>P1DT17M46S</meta:editing-duration>
    <meta:editing-cycles>423</meta:editing-cycles>
    <meta:document-statistic meta:table-count="0" meta:image-count="2" meta:object-count="0" meta:page-count="1" meta:paragraph-count="63" meta:word-count="721" meta:character-count="4670" meta:non-whitespace-character-count="4001"/>
  </office:meta>
</office:document-meta>
</file>